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1.383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2.036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907cm"/>
    </style:style>
    <style:style style:name="co11" style:family="table-column">
      <style:table-column-properties fo:break-before="auto" style:column-width="3.124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0" style:family="table-cell" style:parent-style-name="Default" style:data-style-name="N0">
      <style:table-cell-properties fo:border-bottom="2.49pt solid #000000" fo:background-color="#81d41a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64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6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number-columns-repeated="2" table:default-cell-style-name="ce49"/>
        <table:table-column table:style-name="co6" table:number-columns-repeated="2" table:default-cell-style-name="ce49"/>
        <table:table-column table:style-name="co7" table:number-columns-repeated="2" table:default-cell-style-name="ce49"/>
        <table:table-column table:style-name="co8" table:number-columns-repeated="2" table:default-cell-style-name="ce49"/>
        <table:table-column table:style-name="co9" table:number-columns-repeated="3" table:default-cell-style-name="ce49"/>
        <table:table-column table:style-name="co10" table:number-columns-repeated="3" table:default-cell-style-name="ce49"/>
        <table:table-column table:style-name="co11" table:number-columns-repeated="2" table:default-cell-style-name="ce49"/>
        <table:table-column table:style-name="co12" table:number-columns-repeated="16364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94" calcext:value-type="float">
            <text:p>94</text:p>
          </table:table-cell>
          <table:table-cell table:style-name="ce66" office:value-type="float" office:value="69" calcext:value-type="float">
            <text:p>69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64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49" table:number-columns-repeated="16364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49" table:number-columns-repeated="16364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63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49" table:number-columns-repeated="16364"/>
        </table:table-row>
        <table:table-row table:style-name="ro2">
          <table:table-cell table:number-columns-repeated="20"/>
          <table:table-cell table:style-name="ce49" table:number-columns-repeated="16364"/>
        </table:table-row>
        <table:table-row table:style-name="ro1">
          <table:table-cell table:style-name="ce1" table:formula="of:= [.A1]" office:value-type="float" office:value="23" calcext:value-type="float">
            <text:p>23</text:p>
          </table:table-cell>
          <table:table-cell table:style-name="ce50" table:formula="of:= [.A22] + [.B1]" office:value-type="float" office:value="34" calcext:value-type="float">
            <text:p>34</text:p>
          </table:table-cell>
          <table:table-cell table:style-name="ce50" table:formula="of:= [.B22] + [.C1]" office:value-type="float" office:value="116" calcext:value-type="float">
            <text:p>116</text:p>
          </table:table-cell>
          <table:table-cell table:style-name="ce50" table:formula="of:= [.C22] + [.D1]" office:value-type="float" office:value="201" calcext:value-type="float">
            <text:p>201</text:p>
          </table:table-cell>
          <table:table-cell table:style-name="ce50" table:formula="of:= [.D22] + [.E1]" office:value-type="float" office:value="289" calcext:value-type="float">
            <text:p>289</text:p>
          </table:table-cell>
          <table:table-cell table:style-name="ce50" table:formula="of:= [.E22] + [.F1]" office:value-type="float" office:value="388" calcext:value-type="float">
            <text:p>388</text:p>
          </table:table-cell>
          <table:table-cell table:style-name="ce50" table:formula="of:= [.F22] + [.G1]" office:value-type="float" office:value="447" calcext:value-type="float">
            <text:p>447</text:p>
          </table:table-cell>
          <table:table-cell table:style-name="ce50" table:formula="of:= [.G22] + [.H1]" office:value-type="float" office:value="522" calcext:value-type="float">
            <text:p>522</text:p>
          </table:table-cell>
          <table:table-cell table:style-name="ce50" table:formula="of:= [.H22] + [.I1]" office:value-type="float" office:value="578" calcext:value-type="float">
            <text:p>578</text:p>
          </table:table-cell>
          <table:table-cell table:style-name="ce50" table:formula="of:= [.I22] + [.J1]" office:value-type="float" office:value="658" calcext:value-type="float">
            <text:p>658</text:p>
          </table:table-cell>
          <table:table-cell table:style-name="ce50" table:formula="of:= [.J22] + [.K1]" office:value-type="float" office:value="751" calcext:value-type="float">
            <text:p>751</text:p>
          </table:table-cell>
          <table:table-cell table:style-name="ce50" table:formula="of:= [.K22] + [.L1]" office:value-type="float" office:value="834" calcext:value-type="float">
            <text:p>834</text:p>
          </table:table-cell>
          <table:table-cell table:style-name="ce50" table:formula="of:= [.L22] + [.M1]" office:value-type="float" office:value="911" calcext:value-type="float">
            <text:p>911</text:p>
          </table:table-cell>
          <table:table-cell table:style-name="ce50" table:formula="of:= [.M22] + [.N1]" office:value-type="float" office:value="973" calcext:value-type="float">
            <text:p>973</text:p>
          </table:table-cell>
          <table:table-cell table:style-name="ce50" table:formula="of:= [.N22] + [.O1]" office:value-type="float" office:value="1050" calcext:value-type="float">
            <text:p>1050</text:p>
          </table:table-cell>
          <table:table-cell table:style-name="ce50" table:formula="of:= [.O22] + [.P1]" office:value-type="float" office:value="1108" calcext:value-type="float">
            <text:p>1108</text:p>
          </table:table-cell>
          <table:table-cell table:style-name="ce50" table:formula="of:= [.P22] + [.Q1]" office:value-type="float" office:value="1179" calcext:value-type="float">
            <text:p>1179</text:p>
          </table:table-cell>
          <table:table-cell table:style-name="ce50" table:formula="of:= [.Q22] + [.R1]" office:value-type="float" office:value="1256" calcext:value-type="float">
            <text:p>1256</text:p>
          </table:table-cell>
          <table:table-cell table:style-name="ce50" table:formula="of:= [.R22] + [.S1]" office:value-type="float" office:value="1350" calcext:value-type="float">
            <text:p>1350</text:p>
          </table:table-cell>
          <table:table-cell table:style-name="ce66" table:formula="of:= [.S22] + [.T1]" office:value-type="float" office:value="1419" calcext:value-type="float">
            <text:p>1419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2] + [.A2]" office:value-type="float" office:value="55" calcext:value-type="float">
            <text:p>55</text:p>
          </table:table-cell>
          <table:table-cell table:formula="of:= [.A23] + [.B22] + [.B2]" office:value-type="float" office:value="103" calcext:value-type="float">
            <text:p>103</text:p>
          </table:table-cell>
          <table:table-cell table:formula="of:= [.B23] + [.C22] + [.C2]" office:value-type="float" office:value="276" calcext:value-type="float">
            <text:p>276</text:p>
          </table:table-cell>
          <table:table-cell table:formula="of:= [.C23] + [.D22] + [.D2]" office:value-type="float" office:value="551" calcext:value-type="float">
            <text:p>551</text:p>
          </table:table-cell>
          <table:table-cell table:formula="of:= [.D23] + [.E22] + [.E2]" office:value-type="float" office:value="901" calcext:value-type="float">
            <text:p>901</text:p>
          </table:table-cell>
          <table:table-cell table:formula="of:= [.E23] + [.F22] + [.F2]" office:value-type="float" office:value="1382" calcext:value-type="float">
            <text:p>1382</text:p>
          </table:table-cell>
          <table:table-cell table:formula="of:= [.F23] + [.G22] + [.G2]" office:value-type="float" office:value="1888" calcext:value-type="float">
            <text:p>1888</text:p>
          </table:table-cell>
          <table:table-cell table:formula="of:= [.G23] + [.H22] + [.H2]" office:value-type="float" office:value="2470" calcext:value-type="float">
            <text:p>2470</text:p>
          </table:table-cell>
          <table:table-cell table:formula="of:= [.H23] + [.I22] + [.I2]" office:value-type="float" office:value="3120" calcext:value-type="float">
            <text:p>3120</text:p>
          </table:table-cell>
          <table:table-cell table:formula="of:= [.I23] + [.J22] + [.J2]" office:value-type="float" office:value="3839" calcext:value-type="float">
            <text:p>3839</text:p>
          </table:table-cell>
          <table:table-cell table:formula="of:= [.J23] + [.K22] + [.K2]" office:value-type="float" office:value="4666" calcext:value-type="float">
            <text:p>4666</text:p>
          </table:table-cell>
          <table:table-cell table:formula="of:= [.K23] + [.L22] + [.L2]" office:value-type="float" office:value="5580" calcext:value-type="float">
            <text:p>5580</text:p>
          </table:table-cell>
          <table:table-cell table:formula="of:= [.L23] + [.M22] + [.M2]" office:value-type="float" office:value="6549" calcext:value-type="float">
            <text:p>6549</text:p>
          </table:table-cell>
          <table:table-cell table:formula="of:= [.M23] + [.N22] + [.N2]" office:value-type="float" office:value="7607" calcext:value-type="float">
            <text:p>7607</text:p>
          </table:table-cell>
          <table:table-cell table:formula="of:= [.N23] + [.O22] + [.O2]" office:value-type="float" office:value="8755" calcext:value-type="float">
            <text:p>8755</text:p>
          </table:table-cell>
          <table:table-cell table:formula="of:= [.O23] + [.P22] + [.P2]" office:value-type="float" office:value="9951" calcext:value-type="float">
            <text:p>9951</text:p>
          </table:table-cell>
          <table:table-cell table:formula="of:= [.P23] + [.Q22] + [.Q2]" office:value-type="float" office:value="11193" calcext:value-type="float">
            <text:p>11193</text:p>
          </table:table-cell>
          <table:table-cell table:formula="of:= [.Q23] + [.R22] + [.R2]" office:value-type="float" office:value="12504" calcext:value-type="float">
            <text:p>12504</text:p>
          </table:table-cell>
          <table:table-cell table:formula="of:= [.R23] + [.S22] + [.S2]" office:value-type="float" office:value="13909" calcext:value-type="float">
            <text:p>13909</text:p>
          </table:table-cell>
          <table:table-cell table:style-name="ce67" table:formula="of:= [.S23] + [.T22] + [.T2]" office:value-type="float" office:value="15421" calcext:value-type="float">
            <text:p>15421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3] + [.A3]" office:value-type="float" office:value="75" calcext:value-type="float">
            <text:p>75</text:p>
          </table:table-cell>
          <table:table-cell table:formula="of:= [.A24] + [.B23] + [.B3]" office:value-type="float" office:value="241" calcext:value-type="float">
            <text:p>241</text:p>
          </table:table-cell>
          <table:table-cell table:style-name="ce52" table:formula="of:= [.B24] + [.C23] + [.C3]" office:value-type="float" office:value="592" calcext:value-type="float">
            <text:p>592</text:p>
          </table:table-cell>
          <table:table-cell table:style-name="ce52" table:formula="of:= [.C24] + [.D23] + [.D3]" office:value-type="float" office:value="1224" calcext:value-type="float">
            <text:p>1224</text:p>
          </table:table-cell>
          <table:table-cell table:style-name="ce52" table:formula="of:= [.D24] + [.E23] + [.E3]" office:value-type="float" office:value="2171" calcext:value-type="float">
            <text:p>2171</text:p>
          </table:table-cell>
          <table:table-cell table:style-name="ce52" table:formula="of:= [.E24] + [.F23] + [.F3]" office:value-type="float" office:value="3615" calcext:value-type="float">
            <text:p>3615</text:p>
          </table:table-cell>
          <table:table-cell table:style-name="ce52" table:formula="of:= [.F24] + [.G23] + [.G3]" office:value-type="float" office:value="5545" calcext:value-type="float">
            <text:p>5545</text:p>
          </table:table-cell>
          <table:table-cell table:style-name="ce52" table:formula="of:= [.G24] + [.H23] + [.H3]" office:value-type="float" office:value="8052" calcext:value-type="float">
            <text:p>8052</text:p>
          </table:table-cell>
          <table:table-cell table:style-name="ce52" table:formula="of:= [.H24] + [.I23] + [.I3]" office:value-type="float" office:value="11208" calcext:value-type="float">
            <text:p>11208</text:p>
          </table:table-cell>
          <table:table-cell table:style-name="ce52" table:formula="of:= [.I24] + [.J23] + [.J3]" office:value-type="float" office:value="15090" calcext:value-type="float">
            <text:p>15090</text:p>
          </table:table-cell>
          <table:table-cell table:style-name="ce52" table:formula="of:= [.J24] + [.K23] + [.K3]" office:value-type="float" office:value="19802" calcext:value-type="float">
            <text:p>19802</text:p>
          </table:table-cell>
          <table:table-cell table:style-name="ce52" table:formula="of:= [.K24] + [.L23] + [.L3]" office:value-type="float" office:value="25418" calcext:value-type="float">
            <text:p>25418</text:p>
          </table:table-cell>
          <table:table-cell table:style-name="ce52" table:formula="of:= [.L24] + [.M23] + [.M3]" office:value-type="float" office:value="32020" calcext:value-type="float">
            <text:p>32020</text:p>
          </table:table-cell>
          <table:table-cell table:style-name="ce52" table:formula="of:= [.M24] + [.N23] + [.N3]" office:value-type="float" office:value="39675" calcext:value-type="float">
            <text:p>39675</text:p>
          </table:table-cell>
          <table:table-cell table:style-name="ce52" table:formula="of:= [.N24] + [.O23] + [.O3]" office:value-type="float" office:value="48499" calcext:value-type="float">
            <text:p>48499</text:p>
          </table:table-cell>
          <table:table-cell table:style-name="ce52" table:formula="of:= [.O24] + [.P23] + [.P3]" office:value-type="float" office:value="58485" calcext:value-type="float">
            <text:p>58485</text:p>
          </table:table-cell>
          <table:table-cell table:style-name="ce60" table:formula="of:= [.P24] + [.Q23] + [.Q3]" office:value-type="float" office:value="69725" calcext:value-type="float">
            <text:p>69725</text:p>
          </table:table-cell>
          <table:table-cell table:style-name="ce52" table:formula="of:= [.R23] + [.R3]" office:value-type="float" office:value="12567" calcext:value-type="float">
            <text:p>12567</text:p>
          </table:table-cell>
          <table:table-cell table:style-name="ce52" table:formula="of:= [.R24] + [.S23] + [.S3]" office:value-type="float" office:value="26495" calcext:value-type="float">
            <text:p>26495</text:p>
          </table:table-cell>
          <table:table-cell table:style-name="ce67" table:formula="of:= [.S24] + [.T23] + [.T3]" office:value-type="float" office:value="41921" calcext:value-type="float">
            <text:p>41921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4] + [.A4]" office:value-type="float" office:value="110" calcext:value-type="float">
            <text:p>110</text:p>
          </table:table-cell>
          <table:table-cell table:formula="of:= [.A25] + [.B24] + [.B4]" office:value-type="float" office:value="403" calcext:value-type="float">
            <text:p>403</text:p>
          </table:table-cell>
          <table:table-cell table:style-name="ce53" table:formula="of:= [.C24] + [.C4]" office:value-type="float" office:value="666" calcext:value-type="float">
            <text:p>666</text:p>
          </table:table-cell>
          <table:table-cell table:style-name="ce52" table:formula="of:= [.C25] + [.D24] + [.D4]" office:value-type="float" office:value="1931" calcext:value-type="float">
            <text:p>1931</text:p>
          </table:table-cell>
          <table:table-cell table:style-name="ce52" table:formula="of:= [.D25] + [.E24] + [.E4]" office:value-type="float" office:value="4189" calcext:value-type="float">
            <text:p>4189</text:p>
          </table:table-cell>
          <table:table-cell table:style-name="ce52" table:formula="of:= [.E25] + [.F24] + [.F4]" office:value-type="float" office:value="7849" calcext:value-type="float">
            <text:p>7849</text:p>
          </table:table-cell>
          <table:table-cell table:style-name="ce52" table:formula="of:= [.F25] + [.G24] + [.G4]" office:value-type="float" office:value="13437" calcext:value-type="float">
            <text:p>13437</text:p>
          </table:table-cell>
          <table:table-cell table:style-name="ce58" table:formula="of:= [.G25] + [.H4]" office:value-type="float" office:value="13484" calcext:value-type="float">
            <text:p>13484</text:p>
          </table:table-cell>
          <table:table-cell table:style-name="ce58" table:formula="of:= [.H25] + [.I4]" office:value-type="float" office:value="13532" calcext:value-type="float">
            <text:p>13532</text:p>
          </table:table-cell>
          <table:table-cell table:style-name="ce58" table:formula="of:= [.I25] + [.J4]" office:value-type="float" office:value="13586" calcext:value-type="float">
            <text:p>13586</text:p>
          </table:table-cell>
          <table:table-cell table:style-name="ce58" table:formula="of:= [.J25] + [.K4]" office:value-type="float" office:value="13641" calcext:value-type="float">
            <text:p>13641</text:p>
          </table:table-cell>
          <table:table-cell table:style-name="ce58" table:formula="of:= [.K25] + [.L4]" office:value-type="float" office:value="13712" calcext:value-type="float">
            <text:p>13712</text:p>
          </table:table-cell>
          <table:table-cell table:style-name="ce59" table:formula="of:= [.L25] + [.M4]" office:value-type="float" office:value="13755" calcext:value-type="float">
            <text:p>13755</text:p>
          </table:table-cell>
          <table:table-cell table:style-name="ce52" table:formula="of:= [.N24] + [.N4]" office:value-type="float" office:value="39740" calcext:value-type="float">
            <text:p>39740</text:p>
          </table:table-cell>
          <table:table-cell table:style-name="ce52" table:formula="of:= [.N25] + [.O24] + [.O4]" office:value-type="float" office:value="88295" calcext:value-type="float">
            <text:p>88295</text:p>
          </table:table-cell>
          <table:table-cell table:style-name="ce52" table:formula="of:= [.O25] + [.P24] + [.P4]" office:value-type="float" office:value="146860" calcext:value-type="float">
            <text:p>146860</text:p>
          </table:table-cell>
          <table:table-cell table:style-name="ce60" table:formula="of:= [.P25] + [.Q24] + [.Q4]" office:value-type="float" office:value="216634" calcext:value-type="float">
            <text:p>216634</text:p>
          </table:table-cell>
          <table:table-cell table:style-name="ce52" table:formula="of:= [.R24] + [.R4]" office:value-type="float" office:value="12593" calcext:value-type="float">
            <text:p>12593</text:p>
          </table:table-cell>
          <table:table-cell table:style-name="ce52" table:formula="of:= [.R25] + [.S24] + [.S4]" office:value-type="float" office:value="39095" calcext:value-type="float">
            <text:p>39095</text:p>
          </table:table-cell>
          <table:table-cell table:style-name="ce67" table:formula="of:= [.S25] + [.T24] + [.T4]" office:value-type="float" office:value="81023" calcext:value-type="float">
            <text:p>81023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5] + [.A5]" office:value-type="float" office:value="117" calcext:value-type="float">
            <text:p>117</text:p>
          </table:table-cell>
          <table:table-cell table:formula="of:= [.A26] + [.B25] + [.B5]" office:value-type="float" office:value="600" calcext:value-type="float">
            <text:p>600</text:p>
          </table:table-cell>
          <table:table-cell table:style-name="ce53" table:formula="of:= [.C25] + [.C5]" office:value-type="float" office:value="740" calcext:value-type="float">
            <text:p>740</text:p>
          </table:table-cell>
          <table:table-cell table:style-name="ce52" table:formula="of:= [.C26] + [.D25] + [.D5]" office:value-type="float" office:value="2756" calcext:value-type="float">
            <text:p>2756</text:p>
          </table:table-cell>
          <table:table-cell table:style-name="ce52" table:formula="of:= [.D26] + [.E25] + [.E5]" office:value-type="float" office:value="7000" calcext:value-type="float">
            <text:p>7000</text:p>
          </table:table-cell>
          <table:table-cell table:style-name="ce52" table:formula="of:= [.E26] + [.F25] + [.F5]" office:value-type="float" office:value="14908" calcext:value-type="float">
            <text:p>14908</text:p>
          </table:table-cell>
          <table:table-cell table:style-name="ce52" table:formula="of:= [.F26] + [.G25] + [.G5]" office:value-type="float" office:value="28416" calcext:value-type="float">
            <text:p>28416</text:p>
          </table:table-cell>
          <table:table-cell table:style-name="ce52" table:formula="of:= [.G26] + [.H25] + [.H5]" office:value-type="float" office:value="41970" calcext:value-type="float">
            <text:p>41970</text:p>
          </table:table-cell>
          <table:table-cell table:style-name="ce52" table:formula="of:= [.H26] + [.I25] + [.I5]" office:value-type="float" office:value="55582" calcext:value-type="float">
            <text:p>55582</text:p>
          </table:table-cell>
          <table:table-cell table:style-name="ce52" table:formula="of:= [.I26] + [.J25] + [.J5]" office:value-type="float" office:value="69210" calcext:value-type="float">
            <text:p>69210</text:p>
          </table:table-cell>
          <table:table-cell table:style-name="ce52" table:formula="of:= [.J26] + [.K25] + [.K5]" office:value-type="float" office:value="82922" calcext:value-type="float">
            <text:p>82922</text:p>
          </table:table-cell>
          <table:table-cell table:style-name="ce52" table:formula="of:= [.K26] + [.L25] + [.L5]" office:value-type="float" office:value="96686" calcext:value-type="float">
            <text:p>96686</text:p>
          </table:table-cell>
          <table:table-cell table:style-name="ce60" table:formula="of:= [.L26] + [.M25] + [.M5]" office:value-type="float" office:value="110476" calcext:value-type="float">
            <text:p>110476</text:p>
          </table:table-cell>
          <table:table-cell table:style-name="ce52" table:formula="of:= [.N25] + [.N5]" office:value-type="float" office:value="39790" calcext:value-type="float">
            <text:p>39790</text:p>
          </table:table-cell>
          <table:table-cell table:style-name="ce52" table:formula="of:= [.N26] + [.O25] + [.O5]" office:value-type="float" office:value="128162" calcext:value-type="float">
            <text:p>128162</text:p>
          </table:table-cell>
          <table:table-cell table:style-name="ce52" table:formula="of:= [.O26] + [.P25] + [.P5]" office:value-type="float" office:value="275070" calcext:value-type="float">
            <text:p>275070</text:p>
          </table:table-cell>
          <table:table-cell table:style-name="ce60" table:formula="of:= [.P26] + [.Q25] + [.Q5]" office:value-type="float" office:value="491742" calcext:value-type="float">
            <text:p>491742</text:p>
          </table:table-cell>
          <table:table-cell table:style-name="ce52" table:formula="of:= [.R25] + [.R5]" office:value-type="float" office:value="12634" calcext:value-type="float">
            <text:p>12634</text:p>
          </table:table-cell>
          <table:table-cell table:style-name="ce52" table:formula="of:= [.R26] + [.S25] + [.S5]" office:value-type="float" office:value="51734" calcext:value-type="float">
            <text:p>51734</text:p>
          </table:table-cell>
          <table:table-cell table:style-name="ce67" table:formula="of:= [.S26] + [.T25] + [.T5]" office:value-type="float" office:value="132811" calcext:value-type="float">
            <text:p>132811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6] + [.A6]" office:value-type="float" office:value="147" calcext:value-type="float">
            <text:p>147</text:p>
          </table:table-cell>
          <table:table-cell table:formula="of:= [.A27] + [.B26] + [.B6]" office:value-type="float" office:value="789" calcext:value-type="float">
            <text:p>789</text:p>
          </table:table-cell>
          <table:table-cell table:style-name="ce53" table:formula="of:= [.C26] + [.C6]" office:value-type="float" office:value="781" calcext:value-type="float">
            <text:p>781</text:p>
          </table:table-cell>
          <table:table-cell table:style-name="ce52" table:formula="of:= [.C27] + [.D26] + [.D6]" office:value-type="float" office:value="3614" calcext:value-type="float">
            <text:p>3614</text:p>
          </table:table-cell>
          <table:table-cell table:style-name="ce52" table:formula="of:= [.D27] + [.E26] + [.E6]" office:value-type="float" office:value="10681" calcext:value-type="float">
            <text:p>10681</text:p>
          </table:table-cell>
          <table:table-cell table:style-name="ce52" table:formula="of:= [.E27] + [.F26] + [.F6]" office:value-type="float" office:value="25672" calcext:value-type="float">
            <text:p>25672</text:p>
          </table:table-cell>
          <table:table-cell table:style-name="ce52" table:formula="of:= [.F27] + [.G26] + [.G6]" office:value-type="float" office:value="54160" calcext:value-type="float">
            <text:p>54160</text:p>
          </table:table-cell>
          <table:table-cell table:style-name="ce52" table:formula="of:= [.G27] + [.H26] + [.H6]" office:value-type="float" office:value="96194" calcext:value-type="float">
            <text:p>96194</text:p>
          </table:table-cell>
          <table:table-cell table:style-name="ce52" table:formula="of:= [.H27] + [.I26] + [.I6]" office:value-type="float" office:value="151818" calcext:value-type="float">
            <text:p>151818</text:p>
          </table:table-cell>
          <table:table-cell table:style-name="ce52" table:formula="of:= [.I27] + [.J26] + [.J6]" office:value-type="float" office:value="221076" calcext:value-type="float">
            <text:p>221076</text:p>
          </table:table-cell>
          <table:table-cell table:style-name="ce52" table:formula="of:= [.J27] + [.K26] + [.K6]" office:value-type="float" office:value="304042" calcext:value-type="float">
            <text:p>304042</text:p>
          </table:table-cell>
          <table:table-cell table:style-name="ce52" table:formula="of:= [.K27] + [.L26] + [.L6]" office:value-type="float" office:value="400790" calcext:value-type="float">
            <text:p>400790</text:p>
          </table:table-cell>
          <table:table-cell table:style-name="ce60" table:formula="of:= [.L27] + [.M26] + [.M6]" office:value-type="float" office:value="511311" calcext:value-type="float">
            <text:p>511311</text:p>
          </table:table-cell>
          <table:table-cell table:style-name="ce52" table:formula="of:= [.N26] + [.N6]" office:value-type="float" office:value="39857" calcext:value-type="float">
            <text:p>39857</text:p>
          </table:table-cell>
          <table:table-cell table:style-name="ce52" table:formula="of:= [.N27] + [.O26] + [.O6]" office:value-type="float" office:value="168093" calcext:value-type="float">
            <text:p>168093</text:p>
          </table:table-cell>
          <table:table-cell table:style-name="ce52" table:formula="of:= [.O27] + [.P26] + [.P6]" office:value-type="float" office:value="443230" calcext:value-type="float">
            <text:p>443230</text:p>
          </table:table-cell>
          <table:table-cell table:style-name="ce60" table:formula="of:= [.P27] + [.Q26] + [.Q6]" office:value-type="float" office:value="935060" calcext:value-type="float">
            <text:p>935060</text:p>
          </table:table-cell>
          <table:table-cell table:style-name="ce52" table:formula="of:= [.R26] + [.R6]" office:value-type="float" office:value="12699" calcext:value-type="float">
            <text:p>12699</text:p>
          </table:table-cell>
          <table:table-cell table:style-name="ce52" table:formula="of:= [.R27] + [.S26] + [.S6]" office:value-type="float" office:value="64458" calcext:value-type="float">
            <text:p>64458</text:p>
          </table:table-cell>
          <table:table-cell table:style-name="ce67" table:formula="of:= [.S27] + [.T26] + [.T6]" office:value-type="float" office:value="197355" calcext:value-type="float">
            <text:p>197355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7] + [.A7]" office:value-type="float" office:value="169" calcext:value-type="float">
            <text:p>169</text:p>
          </table:table-cell>
          <table:table-cell table:formula="of:= [.A28] + [.B27] + [.B7]" office:value-type="float" office:value="1011" calcext:value-type="float">
            <text:p>1011</text:p>
          </table:table-cell>
          <table:table-cell table:style-name="ce53" table:formula="of:= [.C27] + [.C7]" office:value-type="float" office:value="863" calcext:value-type="float">
            <text:p>863</text:p>
          </table:table-cell>
          <table:table-cell table:style-name="ce52" table:formula="of:= [.C28] + [.D27] + [.D7]" office:value-type="float" office:value="4544" calcext:value-type="float">
            <text:p>4544</text:p>
          </table:table-cell>
          <table:table-cell table:style-name="ce52" table:formula="of:= [.D28] + [.E27] + [.E7]" office:value-type="float" office:value="15267" calcext:value-type="float">
            <text:p>15267</text:p>
          </table:table-cell>
          <table:table-cell table:style-name="ce52" table:formula="of:= [.E28] + [.F27] + [.F7]" office:value-type="float" office:value="40978" calcext:value-type="float">
            <text:p>40978</text:p>
          </table:table-cell>
          <table:table-cell table:style-name="ce52" table:formula="of:= [.F28] + [.G27] + [.G7]" office:value-type="float" office:value="95226" calcext:value-type="float">
            <text:p>95226</text:p>
          </table:table-cell>
          <table:table-cell table:style-name="ce52" table:formula="of:= [.G28] + [.H27] + [.H7]" office:value-type="float" office:value="191467" calcext:value-type="float">
            <text:p>191467</text:p>
          </table:table-cell>
          <table:table-cell table:style-name="ce52" table:formula="of:= [.H28] + [.I27] + [.I7]" office:value-type="float" office:value="343338" calcext:value-type="float">
            <text:p>343338</text:p>
          </table:table-cell>
          <table:table-cell table:style-name="ce52" table:formula="of:= [.I28] + [.J27] + [.J7]" office:value-type="float" office:value="564464" calcext:value-type="float">
            <text:p>564464</text:p>
          </table:table-cell>
          <table:table-cell table:style-name="ce52" table:formula="of:= [.J28] + [.K27] + [.K7]" office:value-type="float" office:value="868553" calcext:value-type="float">
            <text:p>868553</text:p>
          </table:table-cell>
          <table:table-cell table:style-name="ce52" table:formula="of:= [.K28] + [.L27] + [.L7]" office:value-type="float" office:value="1269406" calcext:value-type="float">
            <text:p>1269406</text:p>
          </table:table-cell>
          <table:table-cell table:style-name="ce60" table:formula="of:= [.L28] + [.M27] + [.M7]" office:value-type="float" office:value="1780779" calcext:value-type="float">
            <text:p>1780779</text:p>
          </table:table-cell>
          <table:table-cell table:style-name="ce52" table:formula="of:= [.N27] + [.N7]" office:value-type="float" office:value="39940" calcext:value-type="float">
            <text:p>39940</text:p>
          </table:table-cell>
          <table:table-cell table:style-name="ce52" table:formula="of:= [.N28] + [.O27] + [.O7]" office:value-type="float" office:value="208095" calcext:value-type="float">
            <text:p>208095</text:p>
          </table:table-cell>
          <table:table-cell table:style-name="ce52" table:formula="of:= [.O28] + [.P27] + [.P7]" office:value-type="float" office:value="651376" calcext:value-type="float">
            <text:p>651376</text:p>
          </table:table-cell>
          <table:table-cell table:style-name="ce60" table:formula="of:= [.P28] + [.Q27] + [.Q7]" office:value-type="float" office:value="1586511" calcext:value-type="float">
            <text:p>1586511</text:p>
          </table:table-cell>
          <table:table-cell table:style-name="ce52" table:formula="of:= [.R27] + [.R7]" office:value-type="float" office:value="12781" calcext:value-type="float">
            <text:p>12781</text:p>
          </table:table-cell>
          <table:table-cell table:style-name="ce52" table:formula="of:= [.R28] + [.S27] + [.S7]" office:value-type="float" office:value="77245" calcext:value-type="float">
            <text:p>77245</text:p>
          </table:table-cell>
          <table:table-cell table:style-name="ce67" table:formula="of:= [.S28] + [.T27] + [.T7]" office:value-type="float" office:value="274612" calcext:value-type="float">
            <text:p>274612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8] + [.A8]" office:value-type="float" office:value="184" calcext:value-type="float">
            <text:p>184</text:p>
          </table:table-cell>
          <table:table-cell table:formula="of:= [.A29] + [.B28] + [.B8]" office:value-type="float" office:value="1280" calcext:value-type="float">
            <text:p>1280</text:p>
          </table:table-cell>
          <table:table-cell table:style-name="ce10" table:formula="of:= [.C28] + [.C8]" office:value-type="float" office:value="949" calcext:value-type="float">
            <text:p>949</text:p>
          </table:table-cell>
          <table:table-cell table:style-name="ce55" table:formula="of:= [.C29] + [.D28] + [.D8]" office:value-type="float" office:value="5568" calcext:value-type="float">
            <text:p>5568</text:p>
          </table:table-cell>
          <table:table-cell table:style-name="ce55" table:formula="of:= [.D29] + [.E28] + [.E8]" office:value-type="float" office:value="20887" calcext:value-type="float">
            <text:p>20887</text:p>
          </table:table-cell>
          <table:table-cell table:style-name="ce52" table:formula="of:= [.E29] + [.F28] + [.F8]" office:value-type="float" office:value="61913" calcext:value-type="float">
            <text:p>61913</text:p>
          </table:table-cell>
          <table:table-cell table:style-name="ce52" table:formula="of:= [.F29] + [.G28] + [.G8]" office:value-type="float" office:value="157195" calcext:value-type="float">
            <text:p>157195</text:p>
          </table:table-cell>
          <table:table-cell table:style-name="ce52" table:formula="of:= [.G29] + [.H28] + [.H8]" office:value-type="float" office:value="348706" calcext:value-type="float">
            <text:p>348706</text:p>
          </table:table-cell>
          <table:table-cell table:style-name="ce52" table:formula="of:= [.H29] + [.I28] + [.I8]" office:value-type="float" office:value="692129" calcext:value-type="float">
            <text:p>692129</text:p>
          </table:table-cell>
          <table:table-cell table:style-name="ce52" table:formula="of:= [.I29] + [.J28] + [.J8]" office:value-type="float" office:value="1256681" calcext:value-type="float">
            <text:p>1256681</text:p>
          </table:table-cell>
          <table:table-cell table:style-name="ce52" table:formula="of:= [.J29] + [.K28] + [.K8]" office:value-type="float" office:value="2125300" calcext:value-type="float">
            <text:p>2125300</text:p>
          </table:table-cell>
          <table:table-cell table:style-name="ce52" table:formula="of:= [.K29] + [.L28] + [.L8]" office:value-type="float" office:value="3394754" calcext:value-type="float">
            <text:p>3394754</text:p>
          </table:table-cell>
          <table:table-cell table:style-name="ce52" table:formula="of:= [.L29] + [.M28] + [.M8]" office:value-type="float" office:value="5175579" calcext:value-type="float">
            <text:p>5175579</text:p>
          </table:table-cell>
          <table:table-cell table:style-name="ce52" table:formula="of:= [.M29] + [.N28] + [.N8]" office:value-type="float" office:value="5215583" calcext:value-type="float">
            <text:p>5215583</text:p>
          </table:table-cell>
          <table:table-cell table:style-name="ce52" table:formula="of:= [.N29] + [.O28] + [.O8]" office:value-type="float" office:value="5423735" calcext:value-type="float">
            <text:p>5423735</text:p>
          </table:table-cell>
          <table:table-cell table:style-name="ce52" table:formula="of:= [.O29] + [.P28] + [.P8]" office:value-type="float" office:value="6075176" calcext:value-type="float">
            <text:p>6075176</text:p>
          </table:table-cell>
          <table:table-cell table:style-name="ce60" table:formula="of:= [.P29] + [.Q28] + [.Q8]" office:value-type="float" office:value="7661774" calcext:value-type="float">
            <text:p>7661774</text:p>
          </table:table-cell>
          <table:table-cell table:style-name="ce52" table:formula="of:= [.R28] + [.R8]" office:value-type="float" office:value="12831" calcext:value-type="float">
            <text:p>12831</text:p>
          </table:table-cell>
          <table:table-cell table:style-name="ce52" table:formula="of:= [.R29] + [.S28] + [.S8]" office:value-type="float" office:value="90082" calcext:value-type="float">
            <text:p>90082</text:p>
          </table:table-cell>
          <table:table-cell table:style-name="ce67" table:formula="of:= [.S29] + [.T28] + [.T8]" office:value-type="float" office:value="364711" calcext:value-type="float">
            <text:p>364711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29] + [.A9]" office:value-type="float" office:value="200" calcext:value-type="float">
            <text:p>200</text:p>
          </table:table-cell>
          <table:table-cell table:formula="of:= [.A30] + [.B29] + [.B9]" office:value-type="float" office:value="1563" calcext:value-type="float">
            <text:p>1563</text:p>
          </table:table-cell>
          <table:table-cell table:style-name="ce52" table:formula="of:= [.B30] +[.C9]" office:value-type="float" office:value="1633" calcext:value-type="float">
            <text:p>1633</text:p>
          </table:table-cell>
          <table:table-cell table:style-name="ce52" table:formula="of:= [.C30] +[.D9]" office:value-type="float" office:value="1683" calcext:value-type="float">
            <text:p>1683</text:p>
          </table:table-cell>
          <table:table-cell table:style-name="ce52" table:formula="of:= [.D30] +[.E9]" office:value-type="float" office:value="1719" calcext:value-type="float">
            <text:p>1719</text:p>
          </table:table-cell>
          <table:table-cell table:style-name="ce52" table:formula="of:= [.E30] + [.F29] + [.F9]" office:value-type="float" office:value="63702" calcext:value-type="float">
            <text:p>63702</text:p>
          </table:table-cell>
          <table:table-cell table:style-name="ce52" table:formula="of:= [.F30] + [.G29] + [.G9]" office:value-type="float" office:value="220977" calcext:value-type="float">
            <text:p>220977</text:p>
          </table:table-cell>
          <table:table-cell table:style-name="ce52" table:formula="of:= [.G30] + [.H29] + [.H9]" office:value-type="float" office:value="569749" calcext:value-type="float">
            <text:p>569749</text:p>
          </table:table-cell>
          <table:table-cell table:style-name="ce52" table:formula="of:= [.H30] + [.I29] + [.I9]" office:value-type="float" office:value="1261921" calcext:value-type="float">
            <text:p>1261921</text:p>
          </table:table-cell>
          <table:table-cell table:style-name="ce52" table:formula="of:= [.I30] + [.J29] + [.J9]" office:value-type="float" office:value="2518687" calcext:value-type="float">
            <text:p>2518687</text:p>
          </table:table-cell>
          <table:table-cell table:style-name="ce52" table:formula="of:= [.J30] + [.K29] + [.K9]" office:value-type="float" office:value="4644046" calcext:value-type="float">
            <text:p>4644046</text:p>
          </table:table-cell>
          <table:table-cell table:style-name="ce52" table:formula="of:= [.K30] + [.L29] + [.L9]" office:value-type="float" office:value="8038872" calcext:value-type="float">
            <text:p>8038872</text:p>
          </table:table-cell>
          <table:table-cell table:style-name="ce52" table:formula="of:= [.L30] + [.M29] + [.M9]" office:value-type="float" office:value="13214524" calcext:value-type="float">
            <text:p>13214524</text:p>
          </table:table-cell>
          <table:table-cell table:style-name="ce52" table:formula="of:= [.M30] + [.N29] + [.N9]" office:value-type="float" office:value="18430162" calcext:value-type="float">
            <text:p>18430162</text:p>
          </table:table-cell>
          <table:table-cell table:style-name="ce52" table:formula="of:= [.N30] + [.O29] + [.O9]" office:value-type="float" office:value="23853974" calcext:value-type="float">
            <text:p>23853974</text:p>
          </table:table-cell>
          <table:table-cell table:style-name="ce52" table:formula="of:= [.O30] + [.P29] + [.P9]" office:value-type="float" office:value="29929185" calcext:value-type="float">
            <text:p>29929185</text:p>
          </table:table-cell>
          <table:table-cell table:style-name="ce60" table:formula="of:= [.P30] + [.Q29] + [.Q9]" office:value-type="float" office:value="37590995" calcext:value-type="float">
            <text:p>37590995</text:p>
          </table:table-cell>
          <table:table-cell table:style-name="ce52" table:formula="of:= [.R29] + [.R9]" office:value-type="float" office:value="12900" calcext:value-type="float">
            <text:p>12900</text:p>
          </table:table-cell>
          <table:table-cell table:style-name="ce52" table:formula="of:= [.R30] + [.S29] + [.S9]" office:value-type="float" office:value="103001" calcext:value-type="float">
            <text:p>103001</text:p>
          </table:table-cell>
          <table:table-cell table:style-name="ce67" table:formula="of:= [.S30] + [.T29] + [.T9]" office:value-type="float" office:value="467737" calcext:value-type="float">
            <text:p>467737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0] + [.A10]" office:value-type="float" office:value="229" calcext:value-type="float">
            <text:p>229</text:p>
          </table:table-cell>
          <table:table-cell table:formula="of:= [.A31] + [.B30] + [.B10]" office:value-type="float" office:value="1872" calcext:value-type="float">
            <text:p>1872</text:p>
          </table:table-cell>
          <table:table-cell table:style-name="ce52" table:formula="of:= [.B31] + [.C30] + [.C10]" office:value-type="float" office:value="3548" calcext:value-type="float">
            <text:p>3548</text:p>
          </table:table-cell>
          <table:table-cell table:style-name="ce52" table:formula="of:= [.C31] + [.D30] + [.D10]" office:value-type="float" office:value="5290" calcext:value-type="float">
            <text:p>5290</text:p>
          </table:table-cell>
          <table:table-cell table:style-name="ce52" table:formula="of:= [.D31] + [.E30] + [.E10]" office:value-type="float" office:value="7063" calcext:value-type="float">
            <text:p>7063</text:p>
          </table:table-cell>
          <table:table-cell table:style-name="ce52" table:formula="of:= [.E31] + [.F30] + [.F10]" office:value-type="float" office:value="70824" calcext:value-type="float">
            <text:p>70824</text:p>
          </table:table-cell>
          <table:table-cell table:style-name="ce52" table:formula="of:= [.F31] + [.G30] + [.G10]" office:value-type="float" office:value="291871" calcext:value-type="float">
            <text:p>291871</text:p>
          </table:table-cell>
          <table:table-cell table:style-name="ce52" table:formula="of:= [.G31] + [.H30] + [.H10]" office:value-type="float" office:value="861696" calcext:value-type="float">
            <text:p>861696</text:p>
          </table:table-cell>
          <table:table-cell table:style-name="ce52" table:formula="of:= [.H31] + [.I30] + [.I10]" office:value-type="float" office:value="2123680" calcext:value-type="float">
            <text:p>2123680</text:p>
          </table:table-cell>
          <table:table-cell table:style-name="ce52" table:formula="of:= [.I31] + [.J30] + [.J10]" office:value-type="float" office:value="4642454" calcext:value-type="float">
            <text:p>4642454</text:p>
          </table:table-cell>
          <table:table-cell table:style-name="ce52" table:formula="of:= [.J31] + [.K30] + [.K10]" office:value-type="float" office:value="9286546" calcext:value-type="float">
            <text:p>9286546</text:p>
          </table:table-cell>
          <table:table-cell table:style-name="ce52" table:formula="of:= [.K31] + [.L30] + [.L10]" office:value-type="float" office:value="17325487" calcext:value-type="float">
            <text:p>17325487</text:p>
          </table:table-cell>
          <table:table-cell table:style-name="ce61" table:formula="of:=  [.M10]" office:value-type="float" office:value="74" calcext:value-type="float">
            <text:p>74</text:p>
          </table:table-cell>
          <table:table-cell table:style-name="ce58" table:formula="of:= [.M31] + [.N10]" office:value-type="float" office:value="143" calcext:value-type="float">
            <text:p>143</text:p>
          </table:table-cell>
          <table:table-cell table:style-name="ce52" table:formula="of:= [.N31] + [.O30] + [.O10]" office:value-type="float" office:value="23854184" calcext:value-type="float">
            <text:p>23854184</text:p>
          </table:table-cell>
          <table:table-cell table:style-name="ce52" table:formula="of:= [.O31] + [.P30] + [.P10]" office:value-type="float" office:value="53783451" calcext:value-type="float">
            <text:p>53783451</text:p>
          </table:table-cell>
          <table:table-cell table:style-name="ce60" table:formula="of:= [.P31] + [.Q30] + [.Q10]" office:value-type="float" office:value="91374530" calcext:value-type="float">
            <text:p>91374530</text:p>
          </table:table-cell>
          <table:table-cell table:style-name="ce52" table:formula="of:= [.R30] + [.R10]" office:value-type="float" office:value="12942" calcext:value-type="float">
            <text:p>12942</text:p>
          </table:table-cell>
          <table:table-cell table:style-name="ce52" table:formula="of:= [.R31] + [.S30] + [.S10]" office:value-type="float" office:value="115966" calcext:value-type="float">
            <text:p>115966</text:p>
          </table:table-cell>
          <table:table-cell table:style-name="ce67" table:formula="of:= [.S31] + [.T30] + [.T10]" office:value-type="float" office:value="583719" calcext:value-type="float">
            <text:p>583719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1] + [.A11]" office:value-type="float" office:value="263" calcext:value-type="float">
            <text:p>263</text:p>
          </table:table-cell>
          <table:table-cell table:formula="of:= [.A32] + [.B31] + [.B11]" office:value-type="float" office:value="2203" calcext:value-type="float">
            <text:p>2203</text:p>
          </table:table-cell>
          <table:table-cell table:style-name="ce52" table:formula="of:= [.B32] + [.C31] + [.C11]" office:value-type="float" office:value="5799" calcext:value-type="float">
            <text:p>5799</text:p>
          </table:table-cell>
          <table:table-cell table:style-name="ce52" table:formula="of:= [.C32] + [.D31] + [.D11]" office:value-type="float" office:value="11162" calcext:value-type="float">
            <text:p>11162</text:p>
          </table:table-cell>
          <table:table-cell table:style-name="ce52" table:formula="of:= [.D32] + [.E31] + [.E11]" office:value-type="float" office:value="18292" calcext:value-type="float">
            <text:p>18292</text:p>
          </table:table-cell>
          <table:table-cell table:style-name="ce58" table:formula="of:= [.E32] +[.F11]" office:value-type="float" office:value="18328" calcext:value-type="float">
            <text:p>18328</text:p>
          </table:table-cell>
          <table:table-cell table:style-name="ce58" table:formula="of:= [.F32] +[.G11]" office:value-type="float" office:value="18394" calcext:value-type="float">
            <text:p>18394</text:p>
          </table:table-cell>
          <table:table-cell table:style-name="ce58" table:formula="of:= [.G32] +[.H11]" office:value-type="float" office:value="18446" calcext:value-type="float">
            <text:p>18446</text:p>
          </table:table-cell>
          <table:table-cell table:style-name="ce58" table:formula="of:= [.H32] +[.I11]" office:value-type="float" office:value="18531" calcext:value-type="float">
            <text:p>18531</text:p>
          </table:table-cell>
          <table:table-cell table:style-name="ce59" table:formula="of:= [.I32] +[.J11]" office:value-type="float" office:value="18604" calcext:value-type="float">
            <text:p>18604</text:p>
          </table:table-cell>
          <table:table-cell table:style-name="ce52" table:formula="of:= [.K31] + [.K11]" office:value-type="float" office:value="9286594" calcext:value-type="float">
            <text:p>9286594</text:p>
          </table:table-cell>
          <table:table-cell table:style-name="ce52" table:formula="of:= [.K32] + [.L31] + [.L11]" office:value-type="float" office:value="26612151" calcext:value-type="float">
            <text:p>26612151</text:p>
          </table:table-cell>
          <table:table-cell table:style-name="ce53" table:formula="of:=  [.M11] + [.M31]" office:value-type="float" office:value="132" calcext:value-type="float">
            <text:p>132</text:p>
          </table:table-cell>
          <table:table-cell table:style-name="ce52" table:formula="of:= [.M32] + [.N31] + [.N11]" office:value-type="float" office:value="311" calcext:value-type="float">
            <text:p>311</text:p>
          </table:table-cell>
          <table:table-cell table:style-name="ce52" table:formula="of:= [.N32] + [.O31] + [.O11]" office:value-type="float" office:value="23854552" calcext:value-type="float">
            <text:p>23854552</text:p>
          </table:table-cell>
          <table:table-cell table:style-name="ce52" table:formula="of:= [.O32] + [.P31] + [.P11]" office:value-type="float" office:value="77638039" calcext:value-type="float">
            <text:p>77638039</text:p>
          </table:table-cell>
          <table:table-cell table:style-name="ce60" table:formula="of:= [.P32] + [.Q31] + [.Q11]" office:value-type="float" office:value="169012630" calcext:value-type="float">
            <text:p>169012630</text:p>
          </table:table-cell>
          <table:table-cell table:style-name="ce52" table:formula="of:= [.R31] + [.R11]" office:value-type="float" office:value="12997" calcext:value-type="float">
            <text:p>12997</text:p>
          </table:table-cell>
          <table:table-cell table:style-name="ce60" table:formula="of:= [.R32] + [.S31] + [.S11]" office:value-type="float" office:value="128985" calcext:value-type="float">
            <text:p>128985</text:p>
          </table:table-cell>
          <table:table-cell table:style-name="ce67" table:formula="of:= [.T31] + [.T11]" office:value-type="float" office:value="583736" calcext:value-type="float">
            <text:p>583736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2] + [.A12]" office:value-type="float" office:value="284" calcext:value-type="float">
            <text:p>284</text:p>
          </table:table-cell>
          <table:table-cell table:formula="of:= [.A33] + [.B32] + [.B12]" office:value-type="float" office:value="2533" calcext:value-type="float">
            <text:p>2533</text:p>
          </table:table-cell>
          <table:table-cell table:style-name="ce52" table:formula="of:= [.B33] + [.C32] + [.C12]" office:value-type="float" office:value="8417" calcext:value-type="float">
            <text:p>8417</text:p>
          </table:table-cell>
          <table:table-cell table:style-name="ce52" table:formula="of:= [.C33] + [.D32] + [.D12]" office:value-type="float" office:value="19623" calcext:value-type="float">
            <text:p>19623</text:p>
          </table:table-cell>
          <table:table-cell table:style-name="ce52" table:formula="of:= [.D33] + [.E32] + [.E12]" office:value-type="float" office:value="37952" calcext:value-type="float">
            <text:p>37952</text:p>
          </table:table-cell>
          <table:table-cell table:style-name="ce52" table:formula="of:= [.E33] + [.F32] + [.F12]" office:value-type="float" office:value="56341" calcext:value-type="float">
            <text:p>56341</text:p>
          </table:table-cell>
          <table:table-cell table:style-name="ce52" table:formula="of:= [.F33] + [.G32] + [.G12]" office:value-type="float" office:value="74776" calcext:value-type="float">
            <text:p>74776</text:p>
          </table:table-cell>
          <table:table-cell table:style-name="ce52" table:formula="of:= [.G33] + [.H32] + [.H12]" office:value-type="float" office:value="93301" calcext:value-type="float">
            <text:p>93301</text:p>
          </table:table-cell>
          <table:table-cell table:style-name="ce52" table:formula="of:= [.H33] + [.I32] + [.I12]" office:value-type="float" office:value="111880" calcext:value-type="float">
            <text:p>111880</text:p>
          </table:table-cell>
          <table:table-cell table:style-name="ce60" table:formula="of:= [.I33] + [.J32] + [.J12]" office:value-type="float" office:value="130556" calcext:value-type="float">
            <text:p>130556</text:p>
          </table:table-cell>
          <table:table-cell table:style-name="ce52" table:formula="of:= [.K32] + [.K12]" office:value-type="float" office:value="9286650" calcext:value-type="float">
            <text:p>9286650</text:p>
          </table:table-cell>
          <table:table-cell table:style-name="ce52" table:formula="of:= [.K33] + [.L32] + [.L12]" office:value-type="float" office:value="35898878" calcext:value-type="float">
            <text:p>35898878</text:p>
          </table:table-cell>
          <table:table-cell table:style-name="ce53" table:formula="of:=  [.M12] + [.M32]" office:value-type="float" office:value="179" calcext:value-type="float">
            <text:p>179</text:p>
          </table:table-cell>
          <table:table-cell table:style-name="ce52" table:formula="of:= [.M33] + [.N32] + [.N12]" office:value-type="float" office:value="551" calcext:value-type="float">
            <text:p>551</text:p>
          </table:table-cell>
          <table:table-cell table:style-name="ce52" table:formula="of:= [.N33] + [.O32] + [.O12]" office:value-type="float" office:value="23855177" calcext:value-type="float">
            <text:p>23855177</text:p>
          </table:table-cell>
          <table:table-cell table:style-name="ce55" table:formula="of:= [.O33] + [.P32] + [.P12]" office:value-type="float" office:value="101493301" calcext:value-type="float">
            <text:p>101493301</text:p>
          </table:table-cell>
          <table:table-cell table:style-name="ce64" table:formula="of:= [.P33] + [.Q32] + [.Q12]" office:value-type="float" office:value="270505978" calcext:value-type="float">
            <text:p>270505978</text:p>
          </table:table-cell>
          <table:table-cell table:style-name="ce52" table:formula="of:= [.R32] + [.R12]" office:value-type="float" office:value="13041" calcext:value-type="float">
            <text:p>13041</text:p>
          </table:table-cell>
          <table:table-cell table:style-name="ce60" table:formula="of:= [.R33] + [.S32] + [.S12]" office:value-type="float" office:value="142047" calcext:value-type="float">
            <text:p>142047</text:p>
          </table:table-cell>
          <table:table-cell table:style-name="ce67" table:formula="of:= [.T32] + [.T12]" office:value-type="float" office:value="583777" calcext:value-type="float">
            <text:p>583777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3] + [.A13]" office:value-type="float" office:value="296" calcext:value-type="float">
            <text:p>296</text:p>
          </table:table-cell>
          <table:table-cell table:formula="of:= [.A34] + [.B33] + [.B13]" office:value-type="float" office:value="2890" calcext:value-type="float">
            <text:p>2890</text:p>
          </table:table-cell>
          <table:table-cell table:style-name="ce52" table:formula="of:= [.B34] + [.C33] + [.C13]" office:value-type="float" office:value="11378" calcext:value-type="float">
            <text:p>11378</text:p>
          </table:table-cell>
          <table:table-cell table:style-name="ce53" table:formula="of:= [.D33] + [.D13]" office:value-type="float" office:value="19671" calcext:value-type="float">
            <text:p>19671</text:p>
          </table:table-cell>
          <table:table-cell table:style-name="ce52" table:formula="of:= [.D34] + [.E33] + [.E13]" office:value-type="float" office:value="57691" calcext:value-type="float">
            <text:p>57691</text:p>
          </table:table-cell>
          <table:table-cell table:style-name="ce52" table:formula="of:= [.E34] + [.F33] + [.F13]" office:value-type="float" office:value="114099" calcext:value-type="float">
            <text:p>114099</text:p>
          </table:table-cell>
          <table:table-cell table:style-name="ce52" table:formula="of:= [.F34] + [.G33] + [.G13]" office:value-type="float" office:value="188961" calcext:value-type="float">
            <text:p>188961</text:p>
          </table:table-cell>
          <table:table-cell table:style-name="ce52" table:formula="of:= [.G34] + [.H33] + [.H13]" office:value-type="float" office:value="282297" calcext:value-type="float">
            <text:p>282297</text:p>
          </table:table-cell>
          <table:table-cell table:style-name="ce52" table:formula="of:= [.H34] + [.I33] + [.I13]" office:value-type="float" office:value="394241" calcext:value-type="float">
            <text:p>394241</text:p>
          </table:table-cell>
          <table:table-cell table:style-name="ce60" table:formula="of:= [.I34] + [.J33] + [.J13]" office:value-type="float" office:value="524869" calcext:value-type="float">
            <text:p>524869</text:p>
          </table:table-cell>
          <table:table-cell table:style-name="ce52" table:formula="of:= [.K33] + [.K13]" office:value-type="float" office:value="9286729" calcext:value-type="float">
            <text:p>9286729</text:p>
          </table:table-cell>
          <table:table-cell table:style-name="ce52" table:formula="of:= [.K34] + [.L33] + [.L13]" office:value-type="float" office:value="45185681" calcext:value-type="float">
            <text:p>45185681</text:p>
          </table:table-cell>
          <table:table-cell table:style-name="ce53" table:formula="of:=  [.M13] + [.M33]" office:value-type="float" office:value="253" calcext:value-type="float">
            <text:p>253</text:p>
          </table:table-cell>
          <table:table-cell table:style-name="ce52" table:formula="of:= [.M34] + [.N33] + [.N13]" office:value-type="float" office:value="886" calcext:value-type="float">
            <text:p>886</text:p>
          </table:table-cell>
          <table:table-cell table:style-name="ce52" table:formula="of:= [.N34] + [.O33] + [.O13]" office:value-type="float" office:value="23856150" calcext:value-type="float">
            <text:p>23856150</text:p>
          </table:table-cell>
          <table:table-cell table:style-name="ce52" table:formula="of:= [.O34] +  [.P13]" office:value-type="float" office:value="23856223" calcext:value-type="float">
            <text:p>23856223</text:p>
          </table:table-cell>
          <table:table-cell table:style-name="ce52" table:formula="of:= [.P34] +  [.Q13]" office:value-type="float" office:value="23856295" calcext:value-type="float">
            <text:p>23856295</text:p>
          </table:table-cell>
          <table:table-cell table:style-name="ce52" table:formula="of:= [.Q34] + [.R33] + [.R13]" office:value-type="float" office:value="23869373" calcext:value-type="float">
            <text:p>23869373</text:p>
          </table:table-cell>
          <table:table-cell table:style-name="ce60" table:formula="of:= [.R34] + [.S33] + [.S13]" office:value-type="float" office:value="24011430" calcext:value-type="float">
            <text:p>24011430</text:p>
          </table:table-cell>
          <table:table-cell table:style-name="ce67" table:formula="of:= [.T33] + [.T13]" office:value-type="float" office:value="583787" calcext:value-type="float">
            <text:p>583787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4] + [.A14]" office:value-type="float" office:value="320" calcext:value-type="float">
            <text:p>320</text:p>
          </table:table-cell>
          <table:table-cell table:formula="of:= [.A35] + [.B34] + [.B14]" office:value-type="float" office:value="3265" calcext:value-type="float">
            <text:p>3265</text:p>
          </table:table-cell>
          <table:table-cell table:style-name="ce52" table:formula="of:= [.B35] + [.C34] + [.C14]" office:value-type="float" office:value="14723" calcext:value-type="float">
            <text:p>14723</text:p>
          </table:table-cell>
          <table:table-cell table:style-name="ce53" table:formula="of:= [.D34] + [.D14]" office:value-type="float" office:value="19743" calcext:value-type="float">
            <text:p>19743</text:p>
          </table:table-cell>
          <table:table-cell table:style-name="ce52" table:formula="of:= [.D35] + [.E34] + [.E14]" office:value-type="float" office:value="77522" calcext:value-type="float">
            <text:p>77522</text:p>
          </table:table-cell>
          <table:table-cell table:style-name="ce52" table:formula="of:= [.E35] + [.F34] + [.F14]" office:value-type="float" office:value="191690" calcext:value-type="float">
            <text:p>191690</text:p>
          </table:table-cell>
          <table:table-cell table:style-name="ce52" table:formula="of:= [.F35] + [.G34] + [.G14]" office:value-type="float" office:value="380714" calcext:value-type="float">
            <text:p>380714</text:p>
          </table:table-cell>
          <table:table-cell table:style-name="ce52" table:formula="of:= [.G35] + [.H34] + [.H14]" office:value-type="float" office:value="663077" calcext:value-type="float">
            <text:p>663077</text:p>
          </table:table-cell>
          <table:table-cell table:style-name="ce52" table:formula="of:= [.H35] + [.I34] + [.I14]" office:value-type="float" office:value="1057392" calcext:value-type="float">
            <text:p>1057392</text:p>
          </table:table-cell>
          <table:table-cell table:style-name="ce60" table:formula="of:= [.I35] + [.J34] + [.J14]" office:value-type="float" office:value="1582308" calcext:value-type="float">
            <text:p>1582308</text:p>
          </table:table-cell>
          <table:table-cell table:style-name="ce52" table:formula="of:= [.K34] + [.K14]" office:value-type="float" office:value="9286814" calcext:value-type="float">
            <text:p>9286814</text:p>
          </table:table-cell>
          <table:table-cell table:style-name="ce52" table:formula="of:= [.K35] + [.L34] + [.L14]" office:value-type="float" office:value="54472561" calcext:value-type="float">
            <text:p>54472561</text:p>
          </table:table-cell>
          <table:table-cell table:style-name="ce53" table:formula="of:=  [.M14] + [.M34]" office:value-type="float" office:value="307" calcext:value-type="float">
            <text:p>307</text:p>
          </table:table-cell>
          <table:table-cell table:style-name="ce52" table:formula="of:= [.M35] + [.N34] + [.N14]" office:value-type="float" office:value="1279" calcext:value-type="float">
            <text:p>1279</text:p>
          </table:table-cell>
          <table:table-cell table:style-name="ce52" table:formula="of:= [.N35] + [.O34] + [.O14]" office:value-type="float" office:value="23857472" calcext:value-type="float">
            <text:p>23857472</text:p>
          </table:table-cell>
          <table:table-cell table:style-name="ce52" table:formula="of:= [.O35] + [.P34] + [.P14]" office:value-type="float" office:value="47713774" calcext:value-type="float">
            <text:p>47713774</text:p>
          </table:table-cell>
          <table:table-cell table:style-name="ce52" table:formula="of:= [.P35] + [.Q34] + [.Q14]" office:value-type="float" office:value="71570145" calcext:value-type="float">
            <text:p>71570145</text:p>
          </table:table-cell>
          <table:table-cell table:style-name="ce52" table:formula="of:= [.Q35] + [.R34] + [.R14]" office:value-type="float" office:value="95439588" calcext:value-type="float">
            <text:p>95439588</text:p>
          </table:table-cell>
          <table:table-cell table:style-name="ce60" table:formula="of:= [.R35] + [.S34] + [.S14]" office:value-type="float" office:value="119451036" calcext:value-type="float">
            <text:p>119451036</text:p>
          </table:table-cell>
          <table:table-cell table:style-name="ce67" table:formula="of:= [.T34] + [.T14]" office:value-type="float" office:value="583796" calcext:value-type="float">
            <text:p>583796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5] + [.A15]" office:value-type="float" office:value="354" calcext:value-type="float">
            <text:p>354</text:p>
          </table:table-cell>
          <table:table-cell table:formula="of:= [.A36] + [.B35] + [.B15]" office:value-type="float" office:value="3655" calcext:value-type="float">
            <text:p>3655</text:p>
          </table:table-cell>
          <table:table-cell table:style-name="ce52" table:formula="of:= [.B36] + [.C35] + [.C15]" office:value-type="float" office:value="18431" calcext:value-type="float">
            <text:p>18431</text:p>
          </table:table-cell>
          <table:table-cell table:style-name="ce53" table:formula="of:= [.D35] + [.D15]" office:value-type="float" office:value="19810" calcext:value-type="float">
            <text:p>19810</text:p>
          </table:table-cell>
          <table:table-cell table:style-name="ce52" table:formula="of:= [.D36] + [.E35] + [.E15]" office:value-type="float" office:value="97389" calcext:value-type="float">
            <text:p>97389</text:p>
          </table:table-cell>
          <table:table-cell table:style-name="ce52" table:formula="of:= [.E36] + [.F35] + [.F15]" office:value-type="float" office:value="289164" calcext:value-type="float">
            <text:p>289164</text:p>
          </table:table-cell>
          <table:table-cell table:style-name="ce52" table:formula="of:= [.F36] + [.G35] + [.G15]" office:value-type="float" office:value="669934" calcext:value-type="float">
            <text:p>669934</text:p>
          </table:table-cell>
          <table:table-cell table:style-name="ce52" table:formula="of:= [.G36] + [.H35] + [.H15]" office:value-type="float" office:value="1333095" calcext:value-type="float">
            <text:p>1333095</text:p>
          </table:table-cell>
          <table:table-cell table:style-name="ce52" table:formula="of:= [.H36] + [.I35] + [.I15]" office:value-type="float" office:value="2390541" calcext:value-type="float">
            <text:p>2390541</text:p>
          </table:table-cell>
          <table:table-cell table:style-name="ce52" table:formula="of:= [.I36] + [.J35] + [.J15]" office:value-type="float" office:value="3972917" calcext:value-type="float">
            <text:p>3972917</text:p>
          </table:table-cell>
          <table:table-cell table:style-name="ce52" table:formula="of:= [.J36] + [.K35] + [.K15]" office:value-type="float" office:value="13259788" calcext:value-type="float">
            <text:p>13259788</text:p>
          </table:table-cell>
          <table:table-cell table:style-name="ce52" table:formula="of:= [.K36] + [.L35] + [.L15]" office:value-type="float" office:value="67732434" calcext:value-type="float">
            <text:p>67732434</text:p>
          </table:table-cell>
          <table:table-cell table:style-name="ce53" table:formula="of:=  [.M15] + [.M35]" office:value-type="float" office:value="394" calcext:value-type="float">
            <text:p>394</text:p>
          </table:table-cell>
          <table:table-cell table:style-name="ce52" table:formula="of:= [.M36] + [.N35] + [.N15]" office:value-type="float" office:value="1734" calcext:value-type="float">
            <text:p>1734</text:p>
          </table:table-cell>
          <table:table-cell table:style-name="ce52" table:formula="of:= [.N36] + [.O35] + [.O15]" office:value-type="float" office:value="23859282" calcext:value-type="float">
            <text:p>23859282</text:p>
          </table:table-cell>
          <table:table-cell table:style-name="ce52" table:formula="of:= [.O36] + [.P35] + [.P15]" office:value-type="float" office:value="71573144" calcext:value-type="float">
            <text:p>71573144</text:p>
          </table:table-cell>
          <table:table-cell table:style-name="ce52" table:formula="of:= [.P36] + [.Q35] + [.Q15]" office:value-type="float" office:value="143143370" calcext:value-type="float">
            <text:p>143143370</text:p>
          </table:table-cell>
          <table:table-cell table:style-name="ce52" table:formula="of:= [.Q36] + [.R35] + [.R15]" office:value-type="float" office:value="238583003" calcext:value-type="float">
            <text:p>238583003</text:p>
          </table:table-cell>
          <table:table-cell table:style-name="ce60" table:formula="of:= [.R36] + [.S35] + [.S15]" office:value-type="float" office:value="358034055" calcext:value-type="float">
            <text:p>358034055</text:p>
          </table:table-cell>
          <table:table-cell table:style-name="ce67" table:formula="of:= [.T35] + [.T15]" office:value-type="float" office:value="583813" calcext:value-type="float">
            <text:p>583813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6] + [.A16]" office:value-type="float" office:value="364" calcext:value-type="float">
            <text:p>364</text:p>
          </table:table-cell>
          <table:table-cell table:formula="of:= [.A37] + [.B36] + [.B16]" office:value-type="float" office:value="4038" calcext:value-type="float">
            <text:p>4038</text:p>
          </table:table-cell>
          <table:table-cell table:style-name="ce52" table:formula="of:= [.B37] + [.C36] + [.C16]" office:value-type="float" office:value="22505" calcext:value-type="float">
            <text:p>22505</text:p>
          </table:table-cell>
          <table:table-cell table:style-name="ce53" table:formula="of:= [.D36] + [.D16]" office:value-type="float" office:value="19856" calcext:value-type="float">
            <text:p>19856</text:p>
          </table:table-cell>
          <table:table-cell table:style-name="ce52" table:formula="of:= [.D37] + [.E36] + [.E16]" office:value-type="float" office:value="117288" calcext:value-type="float">
            <text:p>117288</text:p>
          </table:table-cell>
          <table:table-cell table:style-name="ce52" table:formula="of:= [.E37] + [.F36] + [.F16]" office:value-type="float" office:value="406548" calcext:value-type="float">
            <text:p>406548</text:p>
          </table:table-cell>
          <table:table-cell table:style-name="ce52" table:formula="of:= [.F37] + [.G36] + [.G16]" office:value-type="float" office:value="1076573" calcext:value-type="float">
            <text:p>1076573</text:p>
          </table:table-cell>
          <table:table-cell table:style-name="ce52" table:formula="of:= [.G37] + [.H36] + [.H16]" office:value-type="float" office:value="2409760" calcext:value-type="float">
            <text:p>2409760</text:p>
          </table:table-cell>
          <table:table-cell table:style-name="ce52" table:formula="of:= [.H37] + [.I36] + [.I16]" office:value-type="float" office:value="4800325" calcext:value-type="float">
            <text:p>4800325</text:p>
          </table:table-cell>
          <table:table-cell table:style-name="ce52" table:formula="of:= [.I37] + [.J36] + [.J16]" office:value-type="float" office:value="8773299" calcext:value-type="float">
            <text:p>8773299</text:p>
          </table:table-cell>
          <table:table-cell table:style-name="ce52" table:formula="of:= [.J37] + [.K36] + [.K16]" office:value-type="float" office:value="22033186" calcext:value-type="float">
            <text:p>22033186</text:p>
          </table:table-cell>
          <table:table-cell table:style-name="ce52" table:formula="of:= [.K37] + [.L36] + [.L16]" office:value-type="float" office:value="89765702" calcext:value-type="float">
            <text:p>89765702</text:p>
          </table:table-cell>
          <table:table-cell table:formula="of:= [.L37] + [.M36] + [.M16]" office:value-type="float" office:value="89766182" calcext:value-type="float">
            <text:p>89766182</text:p>
          </table:table-cell>
          <table:table-cell table:formula="of:= [.M37] + [.N36] + [.N16]" office:value-type="float" office:value="89767972" calcext:value-type="float">
            <text:p>89767972</text:p>
          </table:table-cell>
          <table:table-cell table:formula="of:= [.N37] + [.O36] + [.O16]" office:value-type="float" office:value="113627311" calcext:value-type="float">
            <text:p>113627311</text:p>
          </table:table-cell>
          <table:table-cell table:style-name="ce52" table:formula="of:= [.O37] + [.P36] + [.P16]" office:value-type="float" office:value="185200472" calcext:value-type="float">
            <text:p>185200472</text:p>
          </table:table-cell>
          <table:table-cell table:style-name="ce52" table:formula="of:= [.P37] + [.Q36] + [.Q16]" office:value-type="float" office:value="328343855" calcext:value-type="float">
            <text:p>328343855</text:p>
          </table:table-cell>
          <table:table-cell table:style-name="ce52" table:formula="of:= [.Q37] + [.R36] + [.R16]" office:value-type="float" office:value="566926874" calcext:value-type="float">
            <text:p>566926874</text:p>
          </table:table-cell>
          <table:table-cell table:style-name="ce60" table:formula="of:= [.R37] + [.S36] + [.S16]" office:value-type="float" office:value="924960943" calcext:value-type="float">
            <text:p>924960943</text:p>
          </table:table-cell>
          <table:table-cell table:style-name="ce67" table:formula="of:= [.T36] + [.T16]" office:value-type="float" office:value="583823" calcext:value-type="float">
            <text:p>583823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7] + [.A17]" office:value-type="float" office:value="382" calcext:value-type="float">
            <text:p>382</text:p>
          </table:table-cell>
          <table:table-cell table:formula="of:= [.A38] + [.B37] + [.B17]" office:value-type="float" office:value="4438" calcext:value-type="float">
            <text:p>4438</text:p>
          </table:table-cell>
          <table:table-cell table:style-name="ce52" table:formula="of:= [.B38] + [.C37] + [.C17]" office:value-type="float" office:value="26969" calcext:value-type="float">
            <text:p>26969</text:p>
          </table:table-cell>
          <table:table-cell table:style-name="ce53" table:formula="of:= [.D37] + [.D17]" office:value-type="float" office:value="19880" calcext:value-type="float">
            <text:p>19880</text:p>
          </table:table-cell>
          <table:table-cell table:style-name="ce52" table:formula="of:= [.D38] + [.E37] + [.E17]" office:value-type="float" office:value="137182" calcext:value-type="float">
            <text:p>137182</text:p>
          </table:table-cell>
          <table:table-cell table:style-name="ce52" table:formula="of:= [.E38] + [.F37] + [.F17]" office:value-type="float" office:value="543755" calcext:value-type="float">
            <text:p>543755</text:p>
          </table:table-cell>
          <table:table-cell table:style-name="ce52" table:formula="of:= [.F38] + [.G37] + [.G17]" office:value-type="float" office:value="1620336" calcext:value-type="float">
            <text:p>1620336</text:p>
          </table:table-cell>
          <table:table-cell table:style-name="ce52" table:formula="of:= [.G38] + [.H37] + [.H17]" office:value-type="float" office:value="4030121" calcext:value-type="float">
            <text:p>4030121</text:p>
          </table:table-cell>
          <table:table-cell table:style-name="ce52" table:formula="of:= [.H38] + [.I37] + [.I17]" office:value-type="float" office:value="8830453" calcext:value-type="float">
            <text:p>8830453</text:p>
          </table:table-cell>
          <table:table-cell table:style-name="ce58" table:formula="of:= [.I38] + [.J17]" office:value-type="float" office:value="8830470" calcext:value-type="float">
            <text:p>8830470</text:p>
          </table:table-cell>
          <table:table-cell table:style-name="ce58" table:formula="of:= [.J38] + [.K17]" office:value-type="float" office:value="8830486" calcext:value-type="float">
            <text:p>8830486</text:p>
          </table:table-cell>
          <table:table-cell table:style-name="ce58" table:formula="of:= [.K38] + [.L17]" office:value-type="float" office:value="8830510" calcext:value-type="float">
            <text:p>8830510</text:p>
          </table:table-cell>
          <table:table-cell table:style-name="ce58" table:formula="of:= [.L38] + [.M17]" office:value-type="float" office:value="8830567" calcext:value-type="float">
            <text:p>8830567</text:p>
          </table:table-cell>
          <table:table-cell table:style-name="ce58" table:formula="of:= [.M38] + [.N17]" office:value-type="float" office:value="8830662" calcext:value-type="float">
            <text:p>8830662</text:p>
          </table:table-cell>
          <table:table-cell table:style-name="ce59" table:formula="of:= [.N38] + [.O17]" office:value-type="float" office:value="8830753" calcext:value-type="float">
            <text:p>8830753</text:p>
          </table:table-cell>
          <table:table-cell table:style-name="ce52" table:formula="of:= [.P37] + [.P17]" office:value-type="float" office:value="185200483" calcext:value-type="float">
            <text:p>185200483</text:p>
          </table:table-cell>
          <table:table-cell table:style-name="ce52" table:formula="of:= [.P38] + [.Q37] + [.Q17]" office:value-type="float" office:value="513544346" calcext:value-type="float">
            <text:p>513544346</text:p>
          </table:table-cell>
          <table:table-cell table:style-name="ce52" table:formula="of:= [.Q38] + [.R37] + [.R17]" office:value-type="float" office:value="1080471250" calcext:value-type="float">
            <text:p>1080471250</text:p>
          </table:table-cell>
          <table:table-cell table:style-name="ce60" table:formula="of:= [.R38] + [.S37] + [.S17]" office:value-type="float" office:value="2005432205" calcext:value-type="float">
            <text:p>2005432205</text:p>
          </table:table-cell>
          <table:table-cell table:style-name="ce67" table:formula="of:= [.T37] + [.T17]" office:value-type="float" office:value="583837" calcext:value-type="float">
            <text:p>583837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8] + [.A18]" office:value-type="float" office:value="400" calcext:value-type="float">
            <text:p>400</text:p>
          </table:table-cell>
          <table:table-cell table:formula="of:= [.A39] + [.B38] + [.B18]" office:value-type="float" office:value="4857" calcext:value-type="float">
            <text:p>4857</text:p>
          </table:table-cell>
          <table:table-cell table:formula="of:= [.B39] + [.C38] + [.C18]" office:value-type="float" office:value="31894" calcext:value-type="float">
            <text:p>31894</text:p>
          </table:table-cell>
          <table:table-cell table:style-name="ce56" table:formula="of:= [.D38] + [.D18]" office:value-type="float" office:value="19887" calcext:value-type="float">
            <text:p>19887</text:p>
          </table:table-cell>
          <table:table-cell table:style-name="ce57" table:formula="of:= [.D39] + [.E38] + [.E18]" office:value-type="float" office:value="157084" calcext:value-type="float">
            <text:p>157084</text:p>
          </table:table-cell>
          <table:table-cell table:style-name="ce57" table:formula="of:= [.E39] + [.F38] + [.F18]" office:value-type="float" office:value="700863" calcext:value-type="float">
            <text:p>700863</text:p>
          </table:table-cell>
          <table:table-cell table:formula="of:= [.F39] + [.G38] + [.G18]" office:value-type="float" office:value="2321223" calcext:value-type="float">
            <text:p>2321223</text:p>
          </table:table-cell>
          <table:table-cell table:formula="of:= [.G39] + [.H38] + [.H18]" office:value-type="float" office:value="6351366" calcext:value-type="float">
            <text:p>6351366</text:p>
          </table:table-cell>
          <table:table-cell table:formula="of:= [.H39] + [.I38] + [.I18]" office:value-type="float" office:value="15181833" calcext:value-type="float">
            <text:p>15181833</text:p>
          </table:table-cell>
          <table:table-cell table:formula="of:= [.I39] + [.J38] + [.J18]" office:value-type="float" office:value="24012321" calcext:value-type="float">
            <text:p>24012321</text:p>
          </table:table-cell>
          <table:table-cell table:formula="of:= [.J39] + [.K38] + [.K18]" office:value-type="float" office:value="32842832" calcext:value-type="float">
            <text:p>32842832</text:p>
          </table:table-cell>
          <table:table-cell table:formula="of:= [.K39] + [.L38] + [.L18]" office:value-type="float" office:value="41673360" calcext:value-type="float">
            <text:p>41673360</text:p>
          </table:table-cell>
          <table:table-cell table:formula="of:= [.L39] + [.M38] + [.M18]" office:value-type="float" office:value="50504000" calcext:value-type="float">
            <text:p>50504000</text:p>
          </table:table-cell>
          <table:table-cell table:formula="of:= [.M39] + [.N38] + [.N18]" office:value-type="float" office:value="59334728" calcext:value-type="float">
            <text:p>59334728</text:p>
          </table:table-cell>
          <table:table-cell table:style-name="ce62" table:formula="of:= [.N39] + [.O38] + [.O18]" office:value-type="float" office:value="68165563" calcext:value-type="float">
            <text:p>68165563</text:p>
          </table:table-cell>
          <table:table-cell table:formula="of:= [.P38] + [.P18]" office:value-type="float" office:value="185200488" calcext:value-type="float">
            <text:p>185200488</text:p>
          </table:table-cell>
          <table:table-cell table:style-name="ce57" table:formula="of:= [.P39] + [.Q38] + [.Q18]" office:value-type="float" office:value="698744843" calcext:value-type="float">
            <text:p>698744843</text:p>
          </table:table-cell>
          <table:table-cell table:style-name="ce57" table:formula="of:= [.Q39] + [.R38] + [.R18]" office:value-type="float" office:value="1779216123" calcext:value-type="float">
            <text:p>1779216123</text:p>
          </table:table-cell>
          <table:table-cell table:style-name="ce65" table:formula="of:= [.R39] + [.S38] + [.S18]" office:value-type="float" office:value="3784648335" calcext:value-type="float">
            <text:p>3784648335</text:p>
          </table:table-cell>
          <table:table-cell table:style-name="ce67" table:formula="of:= [.T38] + [.T18]" office:value-type="float" office:value="583850" calcext:value-type="float">
            <text:p>583850</text:p>
          </table:table-cell>
          <table:table-cell table:style-name="ce49" table:number-columns-repeated="16364"/>
        </table:table-row>
        <table:table-row table:style-name="ro1">
          <table:table-cell table:style-name="ce47" table:formula="of:= [.A39] + [.A19]" office:value-type="float" office:value="466" calcext:value-type="float">
            <text:p>466</text:p>
          </table:table-cell>
          <table:table-cell table:formula="of:= [.A40] + [.B39] + [.B19]" office:value-type="float" office:value="5406" calcext:value-type="float">
            <text:p>5406</text:p>
          </table:table-cell>
          <table:table-cell table:formula="of:= [.B40] + [.C39] + [.C19]" office:value-type="float" office:value="37364" calcext:value-type="float">
            <text:p>37364</text:p>
          </table:table-cell>
          <table:table-cell table:formula="of:= [.C40] +  [.D19]" office:value-type="float" office:value="37442" calcext:value-type="float">
            <text:p>37442</text:p>
          </table:table-cell>
          <table:table-cell table:formula="of:= [.D40] +  [.E19]" office:value-type="float" office:value="37520" calcext:value-type="float">
            <text:p>37520</text:p>
          </table:table-cell>
          <table:table-cell table:formula="of:= [.E40] +  [.F19]" office:value-type="float" office:value="37589" calcext:value-type="float">
            <text:p>37589</text:p>
          </table:table-cell>
          <table:table-cell table:formula="of:= [.F40] + [.G39] + [.G19]" office:value-type="float" office:value="2358863" calcext:value-type="float">
            <text:p>2358863</text:p>
          </table:table-cell>
          <table:table-cell table:formula="of:= [.G40] + [.H39] + [.H19]" office:value-type="float" office:value="8710327" calcext:value-type="float">
            <text:p>8710327</text:p>
          </table:table-cell>
          <table:table-cell table:formula="of:= [.H40] + [.I39] + [.I19]" office:value-type="float" office:value="23892255" calcext:value-type="float">
            <text:p>23892255</text:p>
          </table:table-cell>
          <table:table-cell table:formula="of:= [.I40] + [.J39] + [.J19]" office:value-type="float" office:value="47904658" calcext:value-type="float">
            <text:p>47904658</text:p>
          </table:table-cell>
          <table:table-cell table:formula="of:= [.J40] + [.K39] + [.K19]" office:value-type="float" office:value="80747570" calcext:value-type="float">
            <text:p>80747570</text:p>
          </table:table-cell>
          <table:table-cell table:formula="of:= [.K40] + [.L39] + [.L19]" office:value-type="float" office:value="122421025" calcext:value-type="float">
            <text:p>122421025</text:p>
          </table:table-cell>
          <table:table-cell table:formula="of:= [.L40] + [.M39] + [.M19]" office:value-type="float" office:value="172925085" calcext:value-type="float">
            <text:p>172925085</text:p>
          </table:table-cell>
          <table:table-cell table:formula="of:= [.M40] + [.N39] + [.N19]" office:value-type="float" office:value="232259908" calcext:value-type="float">
            <text:p>232259908</text:p>
          </table:table-cell>
          <table:table-cell table:style-name="ce62" table:formula="of:= [.N40] + [.O39] + [.O19]" office:value-type="float" office:value="300425562" calcext:value-type="float">
            <text:p>300425562</text:p>
          </table:table-cell>
          <table:table-cell table:formula="of:= [.P39] + [.P19]" office:value-type="float" office:value="185200503" calcext:value-type="float">
            <text:p>185200503</text:p>
          </table:table-cell>
          <table:table-cell table:formula="of:= [.P40] + [.Q19]" office:value-type="float" office:value="185200518" calcext:value-type="float">
            <text:p>185200518</text:p>
          </table:table-cell>
          <table:table-cell table:formula="of:= [.Q40] + [.R19]" office:value-type="float" office:value="185200524" calcext:value-type="float">
            <text:p>185200524</text:p>
          </table:table-cell>
          <table:table-cell table:formula="of:= [.R40] + [.S19]" office:value-type="float" office:value="185200530" calcext:value-type="float">
            <text:p>185200530</text:p>
          </table:table-cell>
          <table:table-cell table:style-name="ce67" table:formula="of:= [.S40] + [.T39] + [.T19]" office:value-type="float" office:value="185784393" calcext:value-type="float">
            <text:p>185784393</text:p>
          </table:table-cell>
          <table:table-cell table:style-name="ce49" table:number-columns-repeated="16364"/>
        </table:table-row>
        <table:table-row table:style-name="ro1">
          <table:table-cell table:style-name="ce48" table:formula="of:= [.A40] + [.A20]" office:value-type="float" office:value="535" calcext:value-type="float">
            <text:p>535</text:p>
          </table:table-cell>
          <table:table-cell table:style-name="ce51" table:formula="of:= [.A41] + [.B40] + [.B20]" office:value-type="float" office:value="5992" calcext:value-type="float">
            <text:p>5992</text:p>
          </table:table-cell>
          <table:table-cell table:style-name="ce51" table:formula="of:= [.B41] + [.C40] + [.C20]" office:value-type="float" office:value="43446" calcext:value-type="float">
            <text:p>43446</text:p>
          </table:table-cell>
          <table:table-cell table:style-name="ce51" table:formula="of:= [.C41] + [.D40] + [.D20]" office:value-type="float" office:value="80945" calcext:value-type="float">
            <text:p>80945</text:p>
          </table:table-cell>
          <table:table-cell table:style-name="ce51" table:formula="of:= [.D41] + [.E40] + [.E20]" office:value-type="float" office:value="118545" calcext:value-type="float">
            <text:p>118545</text:p>
          </table:table-cell>
          <table:table-cell table:style-name="ce51" table:formula="of:= [.E41] + [.F40] + [.F20]" office:value-type="float" office:value="156213" calcext:value-type="float">
            <text:p>156213</text:p>
          </table:table-cell>
          <table:table-cell table:style-name="ce51" table:formula="of:= [.F41] + [.G40] + [.G20]" office:value-type="float" office:value="2515131" calcext:value-type="float">
            <text:p>2515131</text:p>
          </table:table-cell>
          <table:table-cell table:style-name="ce51" table:formula="of:= [.G41] + [.H40] + [.H20]" office:value-type="float" office:value="11225524" calcext:value-type="float">
            <text:p>11225524</text:p>
          </table:table-cell>
          <table:table-cell table:style-name="ce51" table:formula="of:= [.H41] + [.I40] + [.I20]" office:value-type="float" office:value="35117837" calcext:value-type="float">
            <text:p>35117837</text:p>
          </table:table-cell>
          <table:table-cell table:style-name="ce51" table:formula="of:= [.I41] + [.J40] + [.J20]" office:value-type="float" office:value="83022573" calcext:value-type="float">
            <text:p>83022573</text:p>
          </table:table-cell>
          <table:table-cell table:style-name="ce51" table:formula="of:= [.J41] + [.K40] + [.K20]" office:value-type="float" office:value="163770242" calcext:value-type="float">
            <text:p>163770242</text:p>
          </table:table-cell>
          <table:table-cell table:style-name="ce51" table:formula="of:= [.K41] + [.L40] + [.L20]" office:value-type="float" office:value="286191338" calcext:value-type="float">
            <text:p>286191338</text:p>
          </table:table-cell>
          <table:table-cell table:style-name="ce51" table:formula="of:= [.L41] + [.M40] + [.M20]" office:value-type="float" office:value="459116504" calcext:value-type="float">
            <text:p>459116504</text:p>
          </table:table-cell>
          <table:table-cell table:style-name="ce51" table:formula="of:= [.M41] + [.N40] + [.N20]" office:value-type="float" office:value="691376465" calcext:value-type="float">
            <text:p>691376465</text:p>
          </table:table-cell>
          <table:table-cell table:style-name="ce63" table:formula="of:= [.N41] + [.O40] + [.O20]" office:value-type="float" office:value="991802095" calcext:value-type="float">
            <text:p>991802095</text:p>
          </table:table-cell>
          <table:table-cell table:style-name="ce51" table:formula="of:= [.P40] + [.P20]" office:value-type="float" office:value="185200509" calcext:value-type="float">
            <text:p>185200509</text:p>
          </table:table-cell>
          <table:table-cell table:style-name="ce51" table:formula="of:= [.P41] + [.Q40] + [.Q20]" office:value-type="float" office:value="370401033" calcext:value-type="float">
            <text:p>370401033</text:p>
          </table:table-cell>
          <table:table-cell table:style-name="ce51" table:formula="of:= [.Q41] + [.R40] + [.R20]" office:value-type="float" office:value="555601574" calcext:value-type="float">
            <text:p>555601574</text:p>
          </table:table-cell>
          <table:table-cell table:style-name="ce51" table:formula="of:= [.R41] + [.S40] + [.S20]" office:value-type="float" office:value="740802111" calcext:value-type="float">
            <text:p>740802111</text:p>
          </table:table-cell>
          <table:table-cell table:style-name="ce68" table:formula="of:= [.S41] + [.T40] + [.T20]" office:value-type="float" office:value="926586518" calcext:value-type="float">
            <text:p>926586518</text:p>
          </table:table-cell>
          <table:table-cell table:style-name="ce49" table:number-columns-repeated="16364"/>
        </table:table-row>
        <table:table-row table:style-name="ro1" table:number-rows-repeated="6">
          <table:table-cell table:style-name="Default" table:number-columns-repeated="20"/>
          <table:table-cell table:style-name="ce49" table:number-columns-repeated="16364"/>
        </table:table-row>
        <table:table-row table:style-name="ro2" table:number-rows-repeated="1048528">
          <table:table-cell table:number-columns-repeated="20"/>
          <table:table-cell table:style-name="ce49" table:number-columns-repeated="16364"/>
        </table:table-row>
        <table:table-row table:style-name="ro2">
          <table:table-cell table:number-columns-repeated="20"/>
          <table:table-cell table:style-name="ce49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 style:data-style-name="N2" text:time-value="16:24:18.051872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4-10-25T11:19:20Z</meta:creation-date>
    <dc:date>2026-02-15T16:33:04.502368800</dc:date>
    <meta:editing-duration>PT8M59S</meta:editing-duration>
    <meta:editing-cycles>2</meta:editing-cycles>
    <meta:document-statistic meta:table-count="1" meta:cell-count="800" meta:object-count="0"/>
  </office:meta>
</office:document-meta>
</file>